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unday Morning/</text:p>
      <text:p text:style-name="P2">My dear Father,/</text:p>
      <text:p text:style-name="P2"><text:tab/>I am happy to know/ that you are better and/ that Leon has a situation./ <text:s/>Tho' it may be a poor/ one, it is a beginning, and/ shows his desire to do right./ <text:s/>The Kansas City move seems to/ have been the correct one./ <text:s/>I have little to add to/ what I wrote on Wednesday./ <text:s/>No doubt you were much/ surprised--but we are/ used to surprises, and we/ hope that this may be/</text:p>
      <text:p text:style-name="P2"/>
      <text:p text:style-name="P2">[Page 2]</text:p>
      <text:p text:style-name="P2">a wholly pleasant one./ <text:s/>The house we shall probably/ keep--the pros and/ cons I will tell you later/ I shall probably be in/ Bradford for Purim--but/ these details are still/ undecided./</text:p>
      <text:p text:style-name="P2">Nothing special has/ happened this week./ <text:s/>We went to a luncheon/ and to day we shall/ have all the Rittenbergs/ for dinner (old &amp; young)/ I shall be very busy/ getting matters straight/ this week./</text:p>
      <text:p text:style-name="P2"/>
      <text:p text:style-name="P2"><text:soft-page-break/>[Page 3]</text:p>
      <text:p text:style-name="P2">I have had a Jewish sewing girl to/ put my clothes in order, &amp; have/ made me a big apron to help/ with the Passover cooking at/ 546. <text:s/>I have read Joshua &amp;/ Judges, the latter full of/ interesting tales. <text:s/>That story of Jephtha/ is a disastrous one/ <text:s/>Much love from/ your Nin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40:50.80</meta:creation-date>
    <meta:document-statistic meta:table-count="0" meta:image-count="0" meta:object-count="0" meta:page-count="3" meta:paragraph-count="69" meta:word-count="369" meta:character-count="2344"/>
    <dc:date>2011-12-20T14:46:25.09</dc:date>
    <dc:creator>Penn Libraries</dc:creator>
    <meta:editing-duration>PT00H05M34S</meta:editing-duration>
    <meta:editing-cycles>1</meta:editing-cycles>
    <meta:generator>OpenOffice.org/3.2$Win32 OpenOffice.org_project/320m12$Build-9483</meta:generator>
  </office:meta>
</office:document-meta>
</file>